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2" style:parent-style-name="Graphics">
      <style:graphic-properties draw:fill="none" draw:stroke="non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0" style:parent-style-name="Graphics">
      <style:graphic-properties draw:fill="none" draw:stroke="non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6" style:parent-style-name="Graphics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3" draw:style-name="a335" draw:master-page-name="Master1-Layout2-obj-Titre-et-contenu" presentation:presentation-page-layout-name="Master1-PPL2" draw:id="Slide-258">
        <draw:frame draw:id="id63" draw:style-name="a338" draw:name="ZoneTexte 3" svg:x="1.74919in" svg:y="0.32039in" svg:width="9.83495in" svg:height="0.70684in">
          <draw:text-box>
            <text:p text:style-name="a337" text:class-names="" text:cond-style-name=""><text:span text:style-name="a336" text:class-names="">LP 17 Transmission et stockage de l’information</text:span></text:p>
          </draw:text-box>
          <svg:title/>
          <svg:desc/>
        </draw:frame>
      </draw:page>
      <draw:page draw:name="Slide4" draw:style-name="a339" draw:master-page-name="Master1-Layout2-obj-Titre-et-contenu" presentation:presentation-page-layout-name="Master1-PPL2" draw:id="Slide-259">
        <draw:frame draw:id="id64" draw:style-name="a340" draw:name="Image 4" svg:x="2.55348in" svg:y="1.60545in" svg:width="7.95833in" svg:height="4.04167in" style:rel-width="scale" style:rel-height="scale">
          <draw:image xlink:href="media/image1.jpg" xlink:type="simple" xlink:show="embed" xlink:actuate="onLoad"/>
          <svg:title/>
          <svg:desc>Une image contenant texte, meubles, table, clipart

Description générée automatiquement</svg:desc>
        </draw:frame>
        <draw:frame draw:id="id65" draw:style-name="a344" draw:name="ZoneTexte 5" svg:x="2.55348in" svg:y="6.04124in" svg:width="6.18557in" svg:height="0.40391in">
          <draw:text-box>
            <text:p text:style-name="a343" text:class-names="" text:cond-style-name=""><text:span text:style-name="a341" text:class-names="">https://www.maxicours.com/se/cours/stockage-optique/</text:span><text:span text:style-name="a342" text:class-names=""/></text:p>
          </draw:text-box>
          <svg:title/>
          <svg:desc/>
        </draw:frame>
      </draw:page>
      <draw:page draw:name="Slide1" draw:style-name="a345" draw:master-page-name="Master1-Layout1-title-Diapositive-de-titre" presentation:presentation-page-layout-name="Master1-PPL1" draw:id="Slide-256">
        <draw:frame draw:id="id66" draw:style-name="a346" draw:name="Image 4" svg:x="1.22229in" svg:y="1.08939in" svg:width="10.875in" svg:height="4.53125in" style:rel-width="scale" style:rel-height="scale">
          <draw:image xlink:href="media/image2.png" xlink:type="simple" xlink:show="embed" xlink:actuate="onLoad"/>
          <svg:title/>
          <svg:desc/>
        </draw:frame>
        <draw:frame draw:id="id67" draw:style-name="a350" draw:name="ZoneTexte 2" svg:x="0.98969in" svg:y="5.78559in" svg:width="12.96907in" svg:height="0.40391in">
          <draw:text-box>
            <text:p text:style-name="a349" text:class-names="" text:cond-style-name=""><text:span text:style-name="a347" text:class-names="">https://www.kartable.fr/ressources/physique-chimie/cours/la-numerisation-et-la-transmission-de-linformation/22843</text:span><text:span text:style-name="a348" text:class-names=""/></text:p>
          </draw:text-box>
          <svg:title/>
          <svg:desc/>
        </draw:frame>
      </draw:page>
      <draw:page draw:name="Slide2" draw:style-name="a351" draw:master-page-name="Master1-Layout2-obj-Titre-et-contenu" presentation:presentation-page-layout-name="Master1-PPL2" draw:id="Slide-257">
        <draw:frame draw:id="id68" draw:style-name="a352" draw:name="Image 4" svg:x="2.68041in" svg:y="1.37597in" svg:width="7.58762in" svg:height="3.00521in" style:rel-width="scale" style:rel-height="scale">
          <draw:image xlink:href="media/image3.jpg" xlink:type="simple" xlink:show="embed" xlink:actuate="onLoad"/>
          <svg:title/>
          <svg:desc/>
        </draw:frame>
        <draw:frame draw:id="id69" draw:style-name="a356" draw:name="ZoneTexte 2" svg:x="2.68041in" svg:y="4.8866in" svg:width="10.2268in" svg:height="0.40391in">
          <draw:text-box>
            <text:p text:style-name="a355" text:class-names="" text:cond-style-name=""><text:span text:style-name="a353" text:class-names="">http://physiquemaudet.weebly.com/uploads/3/0/4/8/30488458/cours_p14_-_ts.pdf</text:span><text:span text:style-name="a35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04/2021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/04/2021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04/2021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/04/2021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/04/2021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/04/2021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/04/2021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/04/2021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04/2021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/04/2021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/04/2021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/04/2021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Maxime THEIL</meta:initial-creator>
    <dc:creator>Maxime THEIL</dc:creator>
    <meta:creation-date>2021-04-10T11:16:11Z</meta:creation-date>
    <dc:date>2021-04-10T16:40:25Z</dc:date>
    <meta:editing-cycles>2</meta:editing-cycles>
    <meta:editing-duration>PT18996S</meta:editing-duration>
    <meta:document-statistic meta:paragraph-count="4" meta:word-count="57"/>
  </office:meta>
</office:document-meta>
</file>